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P1" style:family="paragraph" style:parent-style-name="Standard">
      <style:text-properties fo:font-size="27.3999996185303pt" officeooo:rsid="000b7215" officeooo:paragraph-rsid="000b7215" style:font-size-asian="24pt" style:font-size-complex="27.3999996185303pt"/>
    </style:style>
    <style:style style:name="P2" style:family="paragraph" style:parent-style-name="Standard">
      <style:text-properties officeooo:paragraph-rsid="000b7215"/>
    </style:style>
    <style:style style:name="P3" style:family="paragraph" style:parent-style-name="Standard">
      <style:text-properties fo:font-size="18.25pt" officeooo:rsid="000b7215" officeooo:paragraph-rsid="000b7215" style:font-size-asian="16pt" style:font-size-complex="18.25pt"/>
    </style:style>
    <style:style style:name="P4" style:family="paragraph" style:parent-style-name="Standard">
      <style:text-properties officeooo:rsid="000ce7d0" officeooo:paragraph-rsid="000ce7d0"/>
    </style:style>
    <style:style style:name="T1" style:family="text">
      <style:text-properties fo:font-size="18.25pt" style:font-size-asian="16pt" style:font-size-complex="18.25pt"/>
    </style:style>
    <style:style style:name="T2" style:family="text">
      <style:text-properties fo:font-size="18.25pt" officeooo:rsid="000b7215" style:font-size-asian="16pt" style:font-size-complex="18.25pt"/>
    </style:style>
    <style:style style:name="T3" style:family="text">
      <style:text-properties fo:font-size="18.25pt" officeooo:rsid="000ce7d0" style:font-size-asian="16pt" style:font-size-complex="18.25pt"/>
    </style:style>
    <style:style style:name="T4" style:family="text">
      <style:text-properties officeooo:rsid="000ce7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學號：40947029S</text:p>
      <text:p text:style-name="P1">姓名：何明曦</text:p>
      <text:p text:style-name="P3"/>
      <text:p text:style-name="P3">Hw0401:</text:p>
      <text:p text:style-name="P3">這是一個阿拉伯數字轉羅馬數字的程式，只要輸入並非1-3000數字程式就會終止，若輸入小數則只會計算整數部份</text:p>
      <text:p text:style-name="P3">Hw0402-1 and Hw0402-2:</text:p>
      <text:p text:style-name="P3">這是一個計算河內塔步驟的程式，只要輸入不是數字程式就會終止，若輸入小數則只會計算整數部份</text:p>
      <text:p text:style-name="P3">Hw0403:</text:p>
      <text:p text:style-name="P3">這是一個計算e的程式，只要輸入不是數字程式就會終止，若輸入小數則只會計算整數部份</text:p>
      <text:p text:style-name="P3">k等於多少時最準確的答案請見hw0403.pdf</text:p>
      <text:p text:style-name="P3">Hw0404:</text:p>
      <text:p text:style-name="P2"><text:span text:style-name="T2">這是一個計算電阻的程式，只要輸入的r與n不是</text:span><text:span text:style-name="T3">1-100</text:span><text:span text:style-name="T2">程式就會終止，若輸入小數則只會計算整數部份</text:span></text:p>
      <text:p text:style-name="P4"><text:span text:style-name="T2">H</text:span><text:span text:style-name="T1">w0405:</text:span></text:p>
      <text:p text:style-name="P4"><text:span text:style-name="T2">這是一個</text:span><text:span text:style-name="T1">Bulls and Cows遊戲</text:span><text:span text:style-name="T2">的程式，只要輸入進行猜測的數字不符合遊戲規則程式就會終止</text:span></text:p>
      <text:p text:style-name="P4"><text:span text:style-name="T2">B</text:span><text:span text:style-name="T1">AC.h header file 的應用請見BACdoc.pdf</text:span></text:p>
      <text:p text:style-name="P4"><text:span text:style-name="T1">Hw0406:</text:span></text:p>
      <text:p text:style-name="P4"><text:span text:style-name="T1">請見hw0406.pdf</text:span></text:p>
      <text:p text:style-name="P4"><text:span text:style-name="T1">Hw0407:</text:span></text:p>
      <text:p text:style-name="P4"><text:span text:style-name="T1">請見hw0407.pdf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6T13:59:03.706360723</meta:creation-date>
    <dc:date>2020-11-26T14:12:59.480182901</dc:date>
    <meta:editing-duration>PT3M4S</meta:editing-duration>
    <meta:editing-cycles>1</meta:editing-cycles>
    <meta:document-statistic meta:table-count="0" meta:image-count="0" meta:object-count="0" meta:page-count="1" meta:paragraph-count="18" meta:word-count="262" meta:character-count="396" meta:non-whitespace-character-count="389"/>
    <meta:generator>LibreOffice/7.0.2.2$Linux_X86_64 LibreOffice_project/00$Build-2</meta:generator>
  </office:meta>
</office:document-meta>
</file>